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hah Rukh Khan’s <text:a xlink:type="simple" xlink:href="https://indianexpress.com/article/entertainment/bollywood/shah-rukh-khan-thanks-his-fans-for-pathaan-success-8432384/" text:style-name="Internet_20_link" text:visited-style-name="Visited_20_Internet_20_Link"><text:span text:style-name="Strong_20_Emphasis">Pathaan</text:span></text:a> continues to demolish records at the box office. Directed by Siddharth Anand, the spy thriller, also featuring John Abraham and Deepika Padukone, has boosted Bollywood’s flailing confidence after a rough 2022. Pathaan is going strong in its second week, and is expected to have earned around Rs 6.7 crore on day 15 of release, according to the industry tracker Sacnilk. This brings the total domestic collection of the film to Rs 452.9 crore nett approximately. The film even managed to pass the second Monday test with flying colours, earning Rs 15.7 crore, and earned Rs 7.75 crore on Tuesday. Pathaan has already broken KGF: Chapter 2’s record of Rs 434 crore in the Hindi mark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09T16:04:52.743580274</dc:date>
    <meta:editing-duration>PT23S</meta:editing-duration>
    <meta:editing-cycles>1</meta:editing-cycles>
    <meta:document-statistic meta:table-count="0" meta:image-count="0" meta:object-count="0" meta:page-count="1" meta:paragraph-count="1" meta:word-count="119" meta:character-count="708" meta:non-whitespace-character-count="590"/>
    <meta:generator>LibreOffice/7.3.7.2$Linux_X86_64 LibreOffice_project/30$Build-2</meta:generator>
  </office:meta>
</office:document-meta>
</file>